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361in" fo:margin-left="0in" table:align="left"/>
    </style:style>
    <style:style style:name="Table1.A" style:family="table-column">
      <style:table-column-properties style:column-width="1.0507in"/>
    </style:style>
    <style:style style:name="Table1.B" style:family="table-column">
      <style:table-column-properties style:column-width="1.6243in"/>
    </style:style>
    <style:style style:name="Table1.C" style:family="table-column">
      <style:table-column-properties style:column-width="4.0611in"/>
    </style:style>
    <style:style style:name="Table1.1" style:family="table-row">
      <style:table-row-properties style:min-row-height="0.2625in"/>
    </style:style>
    <style:style style:name="Table1.A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2958in"/>
    </style:style>
    <style:style style:name="Table1.4" style:family="table-row">
      <style:table-row-properties style:min-row-height="0.2806in"/>
    </style:style>
    <style:style style:name="Table1.5" style:family="table-row">
      <style:table-row-properties style:min-row-height="0.284in"/>
    </style:style>
    <style:style style:name="Table1.7" style:family="table-row">
      <style:table-row-properties style:min-row-height="0.2785in"/>
    </style:style>
    <style:style style:name="Table2" style:family="table">
      <style:table-properties style:width="6.6861in" fo:margin-left="0in" table:align="left"/>
    </style:style>
    <style:style style:name="Table2.A" style:family="table-column">
      <style:table-column-properties style:column-width="1.059in"/>
    </style:style>
    <style:style style:name="Table2.B" style:family="table-column">
      <style:table-column-properties style:column-width="1.6743in"/>
    </style:style>
    <style:style style:name="Table2.C" style:family="table-column">
      <style:table-column-properties style:column-width="3.9528in"/>
    </style:style>
    <style:style style:name="Table2.1" style:family="table-row">
      <style:table-row-properties style:min-row-height="0.2632in"/>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2958in"/>
    </style:style>
    <style:style style:name="P1" style:family="paragraph" style:parent-style-name="Normal">
      <style:paragraph-properties fo:line-height="100%"/>
      <style:text-properties fo:language="eu" fo:country="ES"/>
    </style:style>
    <style:style style:name="P2" style:family="paragraph" style:parent-style-name="Normal">
      <style:text-properties fo:font-size="16pt" fo:language="eu" fo:country="ES" fo:font-weight="bold" style:font-size-asian="16pt" style:font-weight-asian="bold"/>
    </style:style>
    <style:style style:name="P3" style:family="paragraph" style:parent-style-name="Normal">
      <style:text-properties fo:font-size="14pt" fo:language="eu" fo:country="ES" fo:font-style="italic" fo:font-weight="bold" style:font-size-asian="14pt" style:font-style-asian="italic" style:font-weight-asian="bold"/>
    </style:style>
    <style:style style:name="P4" style:family="paragraph" style:parent-style-name="Normal">
      <style:text-properties fo:language="eu" fo:country="ES"/>
    </style:style>
    <style:style style:name="P5" style:family="paragraph" style:parent-style-name="Normal">
      <style:paragraph-properties fo:text-align="justify" style:justify-single-word="false"/>
      <style:text-properties fo:language="eu" fo:country="ES"/>
    </style:style>
    <style:style style:name="P6" style:family="paragraph" style:parent-style-name="Normal">
      <style:paragraph-properties fo:line-height="100%"/>
      <style:text-properties fo:language="eu" fo:country="ES" fo:font-weight="bold" style:font-weight-asian="bold"/>
    </style:style>
    <style:style style:name="P7" style:family="paragraph" style:parent-style-name="Normal">
      <style:paragraph-properties fo:line-height="100%"/>
      <style:text-properties fo:language="eu" fo:country="ES"/>
    </style:style>
    <style:style style:name="P8" style:family="paragraph" style:parent-style-name="Normal">
      <style:paragraph-properties fo:text-align="justify" style:justify-single-word="false"/>
    </style:style>
    <style:style style:name="P9" style:family="paragraph" style:parent-style-name="Normal">
      <style:text-properties fo:font-size="12pt" fo:language="eu" fo:country="ES"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0" style:family="paragraph" style:parent-style-name="Normal">
      <style:text-properties fo:font-size="12pt" fo:language="eu" fo:country="ES" style:text-underline-style="solid" style:text-underline-width="auto" style:text-underline-color="font-color" style:text-underline-mode="continuous" style:text-overline-mode="continuous" style:text-line-through-mode="continuous" style:font-size-asian="12pt"/>
    </style:style>
    <style:style style:name="P11" style:family="paragraph" style:parent-style-name="Normal">
      <style:paragraph-properties fo:text-align="justify" style:justify-single-word="false"/>
      <style:text-properties fo:font-size="12pt" fo:language="eu" fo:country="ES" style:text-underline-style="solid" style:text-underline-width="auto" style:text-underline-color="font-color" style:text-underline-mode="continuous" style:text-overline-mode="continuous" style:text-line-through-mode="continuous" style:font-size-asian="12pt"/>
    </style:style>
    <style:style style:name="P12" style:family="paragraph" style:parent-style-name="Normal">
      <style:paragraph-properties fo:break-before="page"/>
      <style:text-properties fo:language="eu" fo:country="ES"/>
    </style:style>
    <style:style style:name="P13" style:family="paragraph" style:parent-style-name="Normal" style:master-page-name="MP0">
      <style:paragraph-properties style:page-number="1" fo:break-before="page"/>
      <style:text-properties fo:font-size="16pt" fo:language="eu" fo:country="ES" fo:font-weight="bold" style:font-size-asian="16pt" style:font-weight-asian="bold"/>
    </style:style>
    <style:style style:name="P14" style:family="paragraph" style:parent-style-name="Normal">
      <style:paragraph-properties fo:line-height="100%"/>
      <style:text-properties fo:language="eu" fo:country="ES"/>
    </style:style>
    <style:style style:name="P15" style:family="paragraph" style:parent-style-name="Normal">
      <style:text-properties fo:font-size="12pt" fo:language="eu" fo:country="ES" style:text-underline-style="solid" style:text-underline-width="auto" style:text-underline-color="font-color" fo:font-weight="bold" officeooo:rsid="001a86c4" officeooo:paragraph-rsid="001a86c4" style:text-underline-mode="continuous" style:text-overline-mode="continuous" style:text-line-through-mode="continuous" style:font-size-asian="12pt" style:font-weight-asian="bold"/>
    </style:style>
    <style:style style:name="P16" style:family="paragraph" style:parent-style-name="List_20_Paragraph" style:list-style-name="L24">
      <style:paragraph-properties fo:margin-left="0.4453in" fo:margin-right="0in" fo:text-align="justify" style:justify-single-word="false" fo:text-indent="-0.1972in" style:auto-text-indent="false">
        <style:tab-stops/>
      </style:paragraph-properties>
      <style:text-properties fo:language="eu" fo:country="ES"/>
    </style:style>
    <style:style style:name="P17"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18"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u" fo:country="ES"/>
    </style:style>
    <style:style style:name="T2" style:family="text">
      <style:text-properties fo:language="eu" fo:country="ES" fo:font-style="italic" style:font-style-asian="italic"/>
    </style:style>
    <style:style style:name="T3" style:family="text">
      <style:text-properties fo:background-color="#ffff00" loext:char-shading-value="0"/>
    </style:style>
    <style:style style:name="T4" style:family="text">
      <style:text-properties fo:font-variant="normal" fo:text-transform="none" fo:color="#000000" style:text-outline="false" style:text-line-through-style="none" style:text-line-through-type="none" style:text-position="0% 100%" style:font-name="Ubuntu" fo:font-size="10pt" fo:letter-spacing="normal" fo:language="eu" fo:country="ES" fo:font-style="normal" fo:text-shadow="none" style:text-underline-style="none" fo:font-weight="normal" style:text-underline-mode="continuous" style:text-overline-mode="continuous" style:text-line-through-mode="continuous"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16351696" text:id="ct216351696">
          <text:insertion>
            <office:change-info>
              <dc:creator>Unknown Author</dc:creator>
              <dc:date>2016-10-01T13:55:00</dc:date>
            </office:change-info>
          </text:insertion>
        </text:changed-region>
        <text:changed-region xml:id="ct216650496" text:id="ct216650496">
          <text:insertion>
            <office:change-info>
              <dc:creator>Unknown Author</dc:creator>
              <dc:date>2016-10-01T13:55:00</dc:date>
            </office:change-info>
          </text:insertion>
        </text:changed-region>
        <text:changed-region xml:id="ct217725216" text:id="ct217725216">
          <text:insertion>
            <office:change-info>
              <dc:creator>Unknown Author</dc:creator>
              <dc:date>2016-10-01T13:57:00</dc:date>
            </office:change-info>
          </text:insertion>
        </text:changed-region>
        <text:changed-region xml:id="ct218450432" text:id="ct218450432">
          <text:insertion>
            <office:change-info>
              <dc:creator>Unknown Author</dc:creator>
              <dc:date>2016-10-01T13:57:00</dc:date>
            </office:change-info>
          </text:insertion>
        </text:changed-region>
        <text:changed-region xml:id="ct219984384" text:id="ct219984384">
          <text:insertion>
            <office:change-info>
              <dc:creator>Unknown Author</dc:creator>
              <dc:date>2016-10-01T13:58:00</dc:date>
            </office:change-info>
          </text:insertion>
        </text:changed-region>
        <text:changed-region xml:id="ct221805568" text:id="ct221805568">
          <text:insertion>
            <office:change-info>
              <dc:creator>Unknown Author</dc:creator>
              <dc:date>2016-10-01T13:58:00</dc:date>
            </office:change-info>
          </text:insertion>
        </text:changed-region>
        <text:changed-region xml:id="ct221332688" text:id="ct221332688">
          <text:insertion>
            <office:change-info>
              <dc:creator>Unknown Author</dc:creator>
              <dc:date>2016-10-01T13:58:00</dc:date>
            </office:change-info>
          </text:insertion>
        </text:changed-region>
        <text:changed-region xml:id="ct219528096" text:id="ct219528096">
          <text:insertion>
            <office:change-info>
              <dc:creator>Unknown Author</dc:creator>
              <dc:date>2016-10-01T13:59:00</dc:date>
            </office:change-info>
          </text:insertion>
        </text:changed-region>
        <text:changed-region xml:id="ct224717584" text:id="ct224717584">
          <text:deletion>
            <office:change-info>
              <dc:creator>Unknown Author</dc:creator>
              <dc:date>2016-10-01T14:00:00</dc:date>
            </office:change-info>
            <text:p text:style-name="P1">sartu </text:p>
          </text:deletion>
        </text:changed-region>
        <text:changed-region xml:id="ct224862880" text:id="ct224862880">
          <text:insertion>
            <office:change-info>
              <dc:creator>Unknown Author</dc:creator>
              <dc:date>2016-10-01T14:00:00</dc:date>
            </office:change-info>
          </text:insertion>
        </text:changed-region>
        <text:changed-region xml:id="ct230673888" text:id="ct230673888">
          <text:insertion>
            <office:change-info>
              <dc:creator>Unknown Author</dc:creator>
              <dc:date>2016-10-01T14:05:00</dc:date>
            </office:change-info>
          </text:insertion>
        </text:changed-region>
        <text:changed-region xml:id="ct225722896" text:id="ct225722896">
          <text:insertion>
            <office:change-info>
              <dc:creator>Unknown Author</dc:creator>
              <dc:date>2016-10-01T14:01:00</dc:date>
            </office:change-info>
          </text:insertion>
        </text:changed-region>
        <text:changed-region xml:id="ct225722256" text:id="ct225722256">
          <text:insertion>
            <office:change-info>
              <dc:creator>Unknown Author</dc:creator>
              <dc:date>2016-10-01T14:01:00</dc:date>
            </office:change-info>
          </text:insertion>
        </text:changed-region>
        <text:changed-region xml:id="ct232694064" text:id="ct232694064">
          <text:insertion>
            <office:change-info>
              <dc:creator>Unknown Author</dc:creator>
              <dc:date>2016-10-01T14:06:00</dc:date>
            </office:change-info>
          </text:insertion>
        </text:changed-region>
        <text:changed-region xml:id="ct233047632" text:id="ct233047632">
          <text:insertion>
            <office:change-info>
              <dc:creator>Unknown Author</dc:creator>
              <dc:date>2016-10-01T14:06:00</dc:date>
            </office:change-info>
          </text:insertion>
        </text:changed-region>
        <text:changed-region xml:id="ct223105552" text:id="ct223105552">
          <text:format-change>
            <office:change-info>
              <dc:creator>Unknown Author</dc:creator>
              <dc:date>2016-10-01T14:07:00</dc:date>
            </office:change-info>
          </text:format-change>
        </text:changed-region>
        <text:changed-region xml:id="ct234659872" text:id="ct234659872">
          <text:format-change>
            <office:change-info>
              <dc:creator>Unknown Author</dc:creator>
              <dc:date>2016-10-01T14:07:00</dc:date>
            </office:change-info>
          </text:format-change>
        </text:changed-region>
        <text:changed-region xml:id="ct234437632" text:id="ct234437632">
          <text:format-change>
            <office:change-info>
              <dc:creator>Unknown Author</dc:creator>
              <dc:date>2016-10-01T14:07:00</dc:date>
            </office:change-info>
          </text:format-change>
        </text:changed-region>
        <text:changed-region xml:id="ct191488560" text:id="ct191488560">
          <text:format-change>
            <office:change-info>
              <dc:creator>Unknown Author</dc:creator>
              <dc:date>2016-10-01T14:08:00</dc:date>
            </office:change-info>
          </text:format-change>
        </text:changed-region>
        <text:changed-region xml:id="ct236880480" text:id="ct236880480">
          <text:insertion>
            <office:change-info>
              <dc:creator>Unknown Author</dc:creator>
              <dc:date>2016-10-01T14:08:00</dc:date>
            </office:change-info>
          </text:insertion>
        </text:changed-region>
        <text:changed-region xml:id="ct239727056" text:id="ct239727056">
          <text:insertion>
            <office:change-info>
              <dc:creator>Unknown Author</dc:creator>
              <dc:date>2016-10-01T14:10:00</dc:date>
            </office:change-info>
          </text:insertion>
        </text:changed-region>
        <text:changed-region xml:id="ct240677664" text:id="ct240677664">
          <text:insertion>
            <office:change-info>
              <dc:creator>Unknown Author</dc:creator>
              <dc:date>2016-10-01T14:12:00</dc:date>
            </office:change-info>
          </text:insertion>
        </text:changed-region>
        <text:changed-region xml:id="ct236544752" text:id="ct236544752">
          <text:insertion>
            <office:change-info>
              <dc:creator>Unknown Author</dc:creator>
              <dc:date>2016-10-01T14:14:00</dc:date>
            </office:change-info>
          </text:insertion>
        </text:changed-region>
        <text:changed-region xml:id="ct245064880" text:id="ct245064880">
          <text:insertion>
            <office:change-info>
              <dc:creator>Unknown Author</dc:creator>
              <dc:date>2016-10-01T14:15:00</dc:date>
            </office:change-info>
          </text:insertion>
        </text:changed-region>
        <text:changed-region xml:id="ct245266640" text:id="ct245266640">
          <text:insertion>
            <office:change-info>
              <dc:creator>Unknown Author</dc:creator>
              <dc:date>2016-10-01T14: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itzak asmatzeko joku baten aplikazioa</text:p>
      <text:p text:style-name="P2"/>
      <text:p text:style-name="P3">Deskribapena:</text:p>
      <text:p text:style-name="P5">Gure aplikazioa web-joku sinple batean jokatzeko aukera emango digu. Joku honetan, jokalariak hitzak asmatzeko duen abilezia eta azkartasuna frogatuko da; jokalariak hitz kategoria bat aukeratu ahal izango du, animaliak adibidez, momentu horretan aplikazioak hitz desberdinak emango dizkigu, zeinen letrak desordenaturik egongo diren, eta jokalariaren zeregina hitzaren ordena egokia asmatzea izango da ahalik eta azkarren.</text:p>
      <text:p text:style-name="P4"/>
      <text:p text:style-name="P5">Behin aplikazioaren kontzeptua azalduta jokuaren hainbat arau eta ezaugarri azalduko dira jarraian:</text:p>
      <text:list xml:id="list573145133519335470" text:style-name="L24">
        <text:list-item>
          <text:p text:style-name="P16">Jokalariek kontu bat egin ahal izango dute (kontu gabe ere jokatzea ere badago).</text:p>
        </text:list-item>
        <text:list-item>
          <text:p text:style-name="P16">Jokalariak kontu bat badu, bere puntuaketa gorde ahal izango du, puntuaketak jokalari guztiek ikusi ahal izango dituzte eta klasifikazio bat egongo da non jokalari hobeenak egongo diren erregistratuta eta edozeinen eskura egongo dena.</text:p>
        </text:list-item>
        <text:list-item>
          <text:p text:style-name="P16">Jokatzeko orduan jokalariak hitz kategoria bat aukeratu beharko du, kategoria hauek hainbat gaietan egongo dira oinarrituta (animaliak, etxeko objektuak, munduko hiriak...) behin kategoria bat aukeratuta, kategoria horrekin bat datozten hitzak soilik ezarriko zaizkio jokalariari.</text:p>
        </text:list-item>
        <text:list-item>
          <text:p text:style-name="P16">Aurretik esan bezala, jokalariaren abilezia eta azkartasuna frogatzen da joku honetan, hortaz, jokaldiek denbora limite bat izango dute, hortaz, jokalariaren eginbeharra zenbat eta hitz gehiago asmatzea izango da denbora horren barnean ahalik eta puntuazio handiena lortzeko.</text:p>
        </text:list-item>
        <text:list-item>
          <text:p text:style-name="P16">Denbora limitea hainbat kategoriatan egongo da banatuta, zeinetan limite ezberdina ezarriko den: 2 minutu, 5 minutu eta 10 minutu. Jokalariak nahi duen denbora kategoria aukeratuko du baita hitz kategoria bat eta ahalik eta hitz gehien asmatzea izango da helburua denbora horren barnean puntuaketa ahalik eta altuena lortzeko.</text:p>
        </text:list-item>
        <text:list-item>
          <text:p text:style-name="P16">Puntuaketa egiteko hitzaren zailtasuna hartuko da kontuan (zenbat eta letra gehiago orduan eta zailago), beraz hitz bakoitzeko jasotzen den puntu kantitatea hitz horrek dituen letren berdina izango da (adibidez: Jirafa=6 puntu), denbora limitea bukatzean jokalari adieraziko zaio zenbat puntu lortu dituen guztira eta kontua badu, bere puntuazioa erregistratzeko aukera emango zaio.</text:p>
        </text:list-item>
        <text:list-item>
          <text:p text:style-name="P16">Klasifikazioak kategorietan egongo dira banatuta, klasifikazio ezberdina egongo da denbora eta hitz kategoria bakoitzeko (Animaliak hitz kategorian 2, 5 eta 10 minutuko kategorietako klasifikazioak egongo dira).</text:p>
        </text:list-item>
      </text:list>
      <text:p text:style-name="P5"/>
      <text:p text:style-name="P8"><text:span text:style-name="Default_20_Paragraph_20_Font"><text:span text:style-name="T1">Aplikazioak garraio mailako protokolo gisa UDP erabiliko du. Aukera honen arrazoi nagusietako bat mezuen bidalketaren azkartasuna da. Jokuak denboraren menpe funtzionatzen duenez, asmatzeko hitzak modu azkar batean </text:span></text:span><text:change-start text:change-id="ct216351696"/><text:span text:style-name="Default_20_Paragraph_20_Font"><text:span text:style-name="T1"><office:annotation office:name="__Fieldmark__4756_1111979975"><dc:creator>Unknown Author</dc:creator><dc:date>2016-10-01T13:55:56.026910288</dc:date><text:list text:style-name=""><text:list-item><text:p text:style-name="P17"><text:span text:style-name="T4">H5: Komunikatu behar dira</text:span></text:p></text:list-item></text:list></office:annotation></text:span></text:span><text:change-end text:change-id="ct216351696"/><text:span text:style-name="Default_20_Paragraph_20_Font"><text:span text:style-name="T1">agertu behar dira pantailan</text:span></text:span><text:change-start text:change-id="ct216650496"/><office:annotation-end office:name="__Fieldmark__4756_1111979975"/><text:change-end text:change-id="ct216650496"/><text:span text:style-name="Default_20_Paragraph_20_Font"><text:span text:style-name="T1">, eta, beraz, bezeroaren eta hitzak dauzkan zerbitzariaren arteko komunikazioa bizkorra izan behar da. Gainera, bakarrik karaktere-kateak bidali behar direnez (eta ez fitxategiak), UDParen </text:span></text:span><text:span text:style-name="Default_20_Paragraph_20_Font"><text:span text:style-name="T2">best-effort</text:span></text:span><text:span text:style-name="Default_20_Paragraph_20_Font"><text:span text:style-name="T1"> ezaugarria hobe da.</text:span></text:span></text:p>
      <text:p text:style-name="P4"/>
      <text:p text:style-name="P12"/>
      <text:p text:style-name="P3">Protokoloa:</text:p>
      <text:p text:style-name="P9">Sintaxia eta semantika:</text:p>
      <text:p text:style-name="P5">Komando, erantzun eta bestelako hitz guztiak ASCII kodeketa duten karaktere kateak (string-ak) izango dira. Komandoak 4 karaktere izango dituzte eta horien erantzunak, berriz, 2. Komando batzuk parametroak dituztenez, komandoaren atzetik joango dira. Parametro bat baino gehiago behar badira, ‘,’ (koma) karakterearekin banatuko dira.</text:p>
      <text:p text:style-name="P5"/>
      <text:p text:style-name="P5">Mezuen amaierak lerro jauziekin adieraziko dira (C lengoaiaren ‘\r’ <text:change-start text:change-id="ct217725216"/><office:annotation office:name="__Fieldmark__4759_1111979975"><dc:creator>Unknown Author</dc:creator><dc:date>2016-10-01T13:57:40.971926870</dc:date><text:list text:continue-numbering="true" text:style-name=""><text:list-item><text:p text:style-name="P17"><text:span text:style-name="T4">Edo?</text:span></text:p></text:list-item></text:list></office:annotation><text:change-end text:change-id="ct217725216"/>edo<text:change-start text:change-id="ct218450432"/><office:annotation-end office:name="__Fieldmark__4759_1111979975"/><text:change-end text:change-id="ct218450432"/> ‘\n’, hain zuzen)<text:change-start text:change-id="ct219984384"/><office:annotation><dc:creator>Unknown Author</dc:creator><dc:date>2016-10-01T13:58:02.559619108</dc:date><text:list text:continue-numbering="true" text:style-name=""><text:list-item><text:p text:style-name="P17"><text:span text:style-name="T4">H8</text:span></text:p></text:list-item></text:list></office:annotation><text:change-end text:change-id="ct219984384"/>.</text:p>
      <text:p text:style-name="P10"/>
      <text:p text:style-name="P10">Komando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Komandoak</text:p>
          </table:table-cell>
          <table:table-cell table:style-name="Table1.A1" office:value-type="string">
            <text:p text:style-name="P6">Parametroak</text:p>
          </table:table-cell>
          <table:table-cell table:style-name="Table1.A1" office:value-type="string">
            <text:p text:style-name="P6">Semantika</text:p>
          </table:table-cell>
        </table:table-row>
        <table:table-row table:style-name="Table1.2">
          <table:table-cell table:style-name="Table1.A1" office:value-type="string">
            <text:p text:style-name="P1">USER</text:p>
          </table:table-cell>
          <table:table-cell table:style-name="Table1.A1" office:value-type="string">
            <text:p text:style-name="P1">Erabiltzailea</text:p>
          </table:table-cell>
          <table:table-cell table:style-name="Table1.A1" office:value-type="string">
            <text:p text:style-name="P1">Sesioaren hasiera erabiltzailearen izenarekin.</text:p>
          </table:table-cell>
        </table:table-row>
        <table:table-row table:style-name="Table1.2">
          <table:table-cell table:style-name="Table1.A1" office:value-type="string">
            <text:p text:style-name="P1">PASS</text:p>
          </table:table-cell>
          <table:table-cell table:style-name="Table1.A1" office:value-type="string">
            <text:p text:style-name="P1">Pasahitza</text:p>
          </table:table-cell>
          <table:table-cell table:style-name="Table1.A1" office:value-type="string">
            <text:p text:style-name="P1">Erabiltzailearen kautotzea.</text:p>
          </table:table-cell>
        </table:table-row>
        <table:table-row table:style-name="Table1.4">
          <table:table-cell table:style-name="Table1.A1" office:value-type="string">
            <text:p text:style-name="P1">ENTR</text:p>
          </table:table-cell>
          <table:table-cell table:style-name="Table1.A1" office:value-type="string">
            <text:p text:style-name="P1"/>
          </table:table-cell>
          <table:table-cell table:style-name="Table1.A1" office:value-type="string">
            <text:p text:style-name="P1">Jokuaren <text:change-start text:change-id="ct221805568"/><office:annotation office:name="__Fieldmark__4770_1111979975"><dc:creator>Unknown Author</dc:creator><dc:date>2016-10-01T13:58:51.526063297</dc:date><text:list text:continue-numbering="true" text:style-name=""><text:list-item><text:p text:style-name="P17"><text:span text:style-name="T4">???</text:span></text:p></text:list-item><text:list-item><text:p text:style-name="P17"><text:span text:style-name="T4">H5?</text:span></text:p></text:list-item></text:list></office:annotation><text:change-end text:change-id="ct221805568"/>interfazera sartu<text:change-start text:change-id="ct221332688"/><office:annotation-end office:name="__Fieldmark__4770_1111979975"/><text:change-end text:change-id="ct221332688"/>, identifikaturik ala ez.</text:p>
          </table:table-cell>
        </table:table-row>
        <table:table-row table:style-name="Table1.5">
          <table:table-cell table:style-name="Table1.A1" office:value-type="string">
            <text:p text:style-name="P1">LIST</text:p>
          </table:table-cell>
          <table:table-cell table:style-name="Table1.A1" office:value-type="string">
            <text:p text:style-name="P1"/>
          </table:table-cell>
          <table:table-cell table:style-name="Table1.A1" office:value-type="string">
            <text:p text:style-name="P1">Jokuaren kategoria ezberdinen eskaera.</text:p>
          </table:table-cell>
        </table:table-row>
        <table:table-row>
          <table:table-cell table:style-name="Table1.A1" office:value-type="string">
            <text:p text:style-name="P1">PLAY</text:p>
          </table:table-cell>
          <table:table-cell table:style-name="Table1.A1" office:value-type="string">
            <text:p text:style-name="P1">Kategoria + denbora</text:p>
          </table:table-cell>
          <table:table-cell table:style-name="Table1.A1" office:value-type="string">
            <text:p text:style-name="P1">Jokuaren hasiera, listaren kategoria bat eta denbora limitea (2, 5 edo 10 minutu) emanda.</text:p>
          </table:table-cell>
        </table:table-row>
        <table:table-row table:style-name="Table1.7">
          <table:table-cell table:style-name="Table1.A1" office:value-type="string">
            <text:p text:style-name="P1">SOLV</text:p>
          </table:table-cell>
          <table:table-cell table:style-name="Table1.A1" office:value-type="string">
            <text:p text:style-name="P1">Hitz_ordenatua</text:p>
          </table:table-cell>
          <table:table-cell table:style-name="Table1.A1" office:value-type="string">
            <text:p text:style-name="P1">Hitz ordenatuaren bidalketa.</text:p>
          </table:table-cell>
        </table:table-row>
        <table:table-row table:style-name="Table1.7">
          <table:table-cell table:style-name="Table1.A1" office:value-type="string">
            <text:p text:style-name="P1">STOP</text:p>
          </table:table-cell>
          <table:table-cell table:style-name="Table1.A1" office:value-type="string">
            <text:p text:style-name="P1"/>
          </table:table-cell>
          <table:table-cell table:style-name="Table1.A1" office:value-type="string">
            <text:p text:style-name="P1">Jokuaren amaiera.</text:p>
          </table:table-cell>
        </table:table-row>
        <table:table-row table:style-name="Table1.7">
          <table:table-cell table:style-name="Table1.A1" office:value-type="string">
            <text:p text:style-name="P1">RANK</text:p>
          </table:table-cell>
          <table:table-cell table:style-name="Table1.A1" office:value-type="string">
            <text:p text:style-name="P1">Erabiltzailea + Puntuazioa</text:p>
          </table:table-cell>
          <table:table-cell table:style-name="Table1.A1" office:value-type="string">
            <text:p text:style-name="P1">Jokua amaitzean lortutako puntuak bidaltzeko<text:change-start text:change-id="ct219528096"/><office:annotation><dc:creator>Unknown Author</dc:creator><dc:date>2016-10-01T13:59:57.156566353</dc:date><text:list text:continue-numbering="true" text:style-name=""><text:list-item><text:p text:style-name="P17"><text:span text:style-name="T4">Eta orduan 'puntuazioa' parametroa?</text:span></text:p></text:list-item><text:list-item><text:p text:style-name="P17"><text:span text:style-name="T4">Ea prozeduran ...</text:span></text:p></text:list-item></text:list></office:annotation><text:change-end text:change-id="ct219528096"/>.</text:p>
          </table:table-cell>
        </table:table-row>
        <table:table-row table:style-name="Table1.7">
          <table:table-cell table:style-name="Table1.A1" office:value-type="string">
            <text:p text:style-name="P1">RKNG</text:p>
          </table:table-cell>
          <table:table-cell table:style-name="Table1.A1" office:value-type="string">
            <text:p text:style-name="P1"/>
          </table:table-cell>
          <table:table-cell table:style-name="Table1.A1" office:value-type="string">
            <text:p text:style-name="P1">Puntuazio listak eskatzeko.</text:p>
          </table:table-cell>
        </table:table-row>
        <table:table-row table:style-name="Table1.7">
          <table:table-cell table:style-name="Table1.A1" office:value-type="string">
            <text:p text:style-name="P1">EXIT</text:p>
          </table:table-cell>
          <table:table-cell table:style-name="Table1.A1" office:value-type="string">
            <text:p text:style-name="P1"/>
          </table:table-cell>
          <table:table-cell table:style-name="Table1.A1" office:value-type="string">
            <text:p text:style-name="P1">Sesioaren itxiera.</text:p>
          </table:table-cell>
        </table:table-row>
      </table:table>
      <text:p text:style-name="P5"/>
      <text:p text:style-name="P10">Erantzun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Erantzunak</text:p>
          </table:table-cell>
          <table:table-cell table:style-name="Table2.A1" office:value-type="string">
            <text:p text:style-name="P6">Parametroak</text:p>
          </table:table-cell>
          <table:table-cell table:style-name="Table2.A1" office:value-type="string">
            <text:p text:style-name="P6">Semantika</text:p>
          </table:table-cell>
        </table:table-row>
        <table:table-row table:style-name="Table2.2">
          <table:table-cell table:style-name="Table2.A1" office:value-type="string">
            <text:p text:style-name="P1">OK</text:p>
          </table:table-cell>
          <table:table-cell table:style-name="Table2.A1" office:value-type="string">
            <text:p text:style-name="P1">Zerrenda, Hitza edo ezer ez</text:p>
          </table:table-cell>
          <table:table-cell table:style-name="Table2.A1" office:value-type="string">
            <text:p text:style-name="P1">Erantzun positiboa, dena ondo joan denean lortzen dena.</text:p>
          </table:table-cell>
        </table:table-row>
        <table:table-row table:style-name="Table2.2">
          <table:table-cell table:style-name="Table2.A1" office:value-type="string">
            <text:p text:style-name="P1">EZ</text:p>
          </table:table-cell>
          <table:table-cell table:style-name="Table2.A1" office:value-type="string">
            <text:p text:style-name="P1">Errore kodea</text:p>
          </table:table-cell>
          <table:table-cell table:style-name="Table2.A1" office:value-type="string">
            <text:p text:style-name="P1">Erantzun negatiboa, zerbait gaizki joan denean.</text:p>
          </table:table-cell>
        </table:table-row>
        <table:table-row table:style-name="Table2.2">
          <table:table-cell table:style-name="Table2.A1" office:value-type="string">
            <text:p text:style-name="P1">WR</text:p>
          </table:table-cell>
          <table:table-cell table:style-name="Table2.A1" office:value-type="string">
            <text:p text:style-name="P1"/>
          </table:table-cell>
          <table:table-cell table:style-name="Table2.A1" office:value-type="string">
            <text:p text:style-name="P1">Asmatu beharreko hitza gaizki <text:change text:change-id="ct224717584"/><text:change-start text:change-id="ct224862880"/><office:annotation><dc:creator>Unknown Author</dc:creator><dc:date>2016-10-01T14:00:57.809538776</dc:date><text:list text:continue-numbering="true" text:style-name=""><text:list-item><text:p text:style-name="P17"><text:span text:style-name="T4">H5</text:span></text:p></text:list-item></text:list></office:annotation><text:change-end text:change-id="ct224862880"/>denean.</text:p>
          </table:table-cell>
        </table:table-row>
        <table:table-row table:style-name="Table2.2">
          <table:table-cell table:style-name="Table2.A1" office:value-type="string">
            <text:p text:style-name="P1">TM</text:p>
          </table:table-cell>
          <table:table-cell table:style-name="Table2.A1" office:value-type="string">
            <text:p text:style-name="P1"/>
          </table:table-cell>
          <table:table-cell table:style-name="Table2.A1" office:value-type="string">
            <text:p text:style-name="P1">Denbora bukatu denean, jokua amaitzeko.</text:p>
          </table:table-cell>
        </table:table-row>
      </table:table>
      <text:p text:style-name="P5"/>
      <text:p text:style-name="P9">Prozedurak:</text:p>
      <text:p text:style-name="P5">Aplikazio honek UDP garraio-protokoloa erabiltzen duenez, ez du konexiorik ezarri behar. Beraz, aplikazioa hasi bezain pronto, saioa hasi ahal izango da. Edozein momentutan bezeroak egokia ez den komandoren bat bidaltzen badu, zerbitzariak 1 errore kodearekin EZ erantzun negatiboa bidaliko du. Aipatzekoa da ere, ‘errore’ hau ez duela saioaren egoera inolaz ere aldatuko. </text:p>
      <text:p text:style-name="P15"><text:change-start text:change-id="ct230673888"/><office:annotation><dc:creator>Unknown Author</dc:creator><dc:date>2016-10-01T14:05:17.339410443</dc:date><text:list text:continue-numbering="true" text:style-name=""><text:list-item><text:p text:style-name="P17"><text:span text:style-name="T4">Ez da argi geratzen zein komando bidali daitezkeen erabiltzailea kautotu gabe.</text:span></text:p></text:list-item></text:list></office:annotation><text:change-end text:change-id="ct230673888"/></text:p>
      <text:p text:style-name="P11"/>
      <text:p text:style-name="P11"/>
      <text:p text:style-name="P11"><text:soft-page-break/>Saioa hasi:</text:p>
      <text:p text:style-name="P5">Saioa hasteko bezeroak USER komandoa eta jarraian bere erabiltzaile izena <text:change-start text:change-id="ct225722896"/><office:annotation office:name="__Fieldmark__4801_1111979975"><dc:creator>Unknown Author</dc:creator><dc:date>2016-10-01T14:01:51.433601124</dc:date><text:list text:continue-numbering="true" text:style-name=""><text:list-item><text:p text:style-name="P17"><text:span text:style-name="T4">H4, H5: Bezeroak “sartu”?</text:span></text:p></text:list-item><text:list-item><text:p text:style-name="P17"><text:span text:style-name="T4">Erabiltzaileak sartzen du teklatutik baina hori ere ez da hemen adierazi behar …</text:span></text:p></text:list-item><text:list-item><text:p text:style-name="P17"><text:span text:style-name="T4">Bezeroak osatu behar du komandoa parametroarekin batera, erabiltzaileak adierazitakoa (nolabait).</text:span></text:p></text:list-item></text:list></office:annotation><text:change-end text:change-id="ct225722896"/>sartuko<text:change-start text:change-id="ct225722256"/><office:annotation-end office:name="__Fieldmark__4801_1111979975"/><text:change-end text:change-id="ct225722256"/> du, dena ondo joan bada zerbitzariak OK mezua bidaliko du ondo joan dela adierazteko, bestela, erabiltzailea ez bada zuzena, EZ mezua itzuliko du 2 errore kodearekin, momentu horretan berriz saiatzeko aukera egongo da. Dena ondo badoa, bezeroak PASS komandoa eta jarraian bere pasahitza sartuko du, pasahitza erabiltzailearekin bat badator, OK mezua bidaliko du zerbitzariak eta identifikazioa bukatuko da, bestela EZ mezua bidaliko da 3 errore kodearekin, bezeroak prozesua berriro hasi beharko du lehen pausotik (USER komandotik).</text:p>
      <text:p text:style-name="P11"/>
      <text:p text:style-name="P11">Saioa itxi:</text:p>
      <text:p text:style-name="P5">Bezeroak hasita dagoen saioa ixteko EXIT komandoa erabiliko du. Zerbitzariak komando hau jokua martxan ez dagoenean onartuko du (jokua amaitzeko STOP komandoa erabiliko delako). Komandoa onartzean, zerbitzariak erantzun positiboa bidaliko du bezerora, eta saioa itxitzat emango da.</text:p>
      <text:p text:style-name="P11"/>
      <text:p text:style-name="P11">Kategorien lista eskatu:</text:p>
      <text:p text:style-name="P5">Bezeroak LIST komandoa bidaliko dio zerbitzariari, eta honek erantzun positiboa erantzungo du, jokatzeko <text:change-start text:change-id="ct232694064"/><office:annotation office:name="__Fieldmark__4848_1111979975"><dc:creator>Unknown Author</dc:creator><dc:date>2016-10-01T14:06:33.609013174</dc:date><text:list text:continue-numbering="true" text:style-name=""><text:list-item><text:p text:style-name="P17"><text:span text:style-name="T4">H9, H11: Formatua? Luzera?</text:span></text:p></text:list-item></text:list></office:annotation><text:change-end text:change-id="ct232694064"/>kategoria listen<text:change-start text:change-id="ct233047632"/><office:annotation-end office:name="__Fieldmark__4848_1111979975"/><text:change-end text:change-id="ct233047632"/> batera. Zerbait oker joango balitz, EZ erantzungo da 4 errore kodearekin.</text:p>
      <text:p text:style-name="P11"/>
      <text:p text:style-name="P11">Jokatu:</text:p>
      <text:p text:style-name="P5">Jokatzen hasteko <text:change-start text:change-id="ct223105552"/><text:span text:style-name="T3">bezeroak</text:span><text:change-end text:change-id="ct223105552"/> ENTR komandoa <text:change-start text:change-id="ct234659872"/><text:span text:style-name="T3">erabiliko</text:span><text:change-end text:change-id="ct234659872"/> du jokuaren <text:change-start text:change-id="ct234437632"/><text:span text:style-name="T3">interfazean sartzeko</text:span><text:change-end text:change-id="ct234437632"/>, ez da beharrezkoa identifikatuta egotea. <text:change-start text:change-id="ct191488560"/><text:span text:style-name="T3">Interfazean ondo sartu bada</text:span><text:change-end text:change-id="ct191488560"/><text:change-start text:change-id="ct236880480"/><text:span text:style-name="T3"><office:annotation><dc:creator>Unknown Author</dc:creator><dc:date>2016-10-01T14:08:16.772982489</dc:date><text:list text:continue-numbering="true" text:style-name=""><text:list-item><text:p text:style-name="P18"><text:span text:style-name="T4">H5!</text:span></text:p></text:list-item><text:list-item><text:p text:style-name="P18"><text:span text:style-name="T4">Ze interfazean? Zerbitzariak du interfaze bat? ???</text:span></text:p></text:list-item><text:list-item><text:p text:style-name="P18"><text:span text:style-name="T4">Bezeroak edukiko du interfazea erabiltzailearekiko, ezta? Menu bat, asmatu beharreko hitzen zerrenda, …</text:span></text:p></text:list-item><text:list-item><text:p text:style-name="P18"><text:span text:style-name="T4"/></text:p></text:list-item><text:list-item><text:p text:style-name="P18"><text:span text:style-name="T4">Edo?</text:span></text:p></text:list-item></text:list></office:annotation></text:span><text:change-end text:change-id="ct236880480"/>, zerbitzariak OK mezua bidaliko du. Jokatzen hasteko bezeroak PLAY komandoa eta jarraian nahi duen hitz kategoria (animaliak adibidez) eta nahi duen denbora idatziko ditu (2, 5 edo 10 minutu), dena ondo joan bada, zerbitzariak OK mezua eta jarraian asmatu beharreko lehen hitza bidaliko du jokoari hasiera emanez, bestela, EZ mezua bidaliko du 5 errore kodearekin zerbait gaizki joan dela adieraziz.</text:p>
      <text:p text:style-name="P5">Behin jokoa hasi dela bezeroak SOLV komandoa eta jarraian hitz zuzena bidaliko ditu hitz bat asmatzeko, hitza zuzena bada, zerbitzariak OK mezua eta hitz berri bat bidaliko ditu, hitza zuzena ez bada, WR mezua bidaliko du eta erabiltzailea berriz saiatu beharko da hitza asmatzen<text:change-start text:change-id="ct239727056"/><office:annotation><dc:creator>Unknown Author</dc:creator><dc:date>2016-10-01T14:10:37.136718950</dc:date><text:list text:continue-numbering="true" text:style-name=""><text:list-item><text:p text:style-name="P17"><text:span text:style-name="T4">Nola? SOLV komandoarekin berriro?</text:span></text:p></text:list-item></text:list></office:annotation><text:change-end text:change-id="ct239727056"/>.</text:p>
      <text:p text:style-name="P5">Denbora amaitzen denean zerbitzariak TM mezua bidaliko du jokaldia amaitu dela adieraziz, jokaldian lortutako puntu kantitatea adieraziko da horrekin batera.</text:p>
      <text:p text:style-name="P5"><text:change-start text:change-id="ct240677664"/><office:annotation><dc:creator>Unknown Author</dc:creator><dc:date>2016-10-01T14:12:46.796396014</dc:date><text:list text:continue-numbering="true" text:style-name=""><text:list-item><text:p text:style-name="P17"><text:span text:style-name="T4">H16: Nola bermatzen da, UDP izanik, mezu hauek kautotu den erabiltzaileren aldetik datozen? ???</text:span></text:p></text:list-item></text:list></office:annotation><text:change-end text:change-id="ct240677664"/></text:p>
      <text:p text:style-name="P11">Jokoa amaitu:</text:p>
      <text:p text:style-name="P5">Jokaldiaren erdian bezeroak jokoa amaitu nahi izanez gero, zerbitzariari STOP komandoa bidaliko dio. Zerbitzariak erantzun positiboa bidaliko du eta jokua amaitutzat emango du, uneko puntuazioa eta geratzen den denbora deuseztatuz. Erroreren bat balego edo komandoa une desegoki batean bidali bada, zerbitzariak erantzun negatiboa bidaliko du, 6 errore kodearekin batera.</text:p>
      <text:p text:style-name="P5"/>
      <text:p text:style-name="P11">Puntuazioa bidali:</text:p>
      <text:p text:style-name="P5">Jokaldi bat amaitzean posible da lortutako puntuaketa bidaltzea, horretarako RANK komandoa bidaliko du bezeroak azken jokaldian lortutako puntuazioarekin<text:change-start text:change-id="ct236544752"/><office:annotation><dc:creator>Unknown Author</dc:creator><dc:date>2016-10-01T14:14:15.220459433</dc:date><text:list text:continue-numbering="true" text:style-name=""><text:list-item><text:p text:style-name="P17"><text:span text:style-name="T4">OK, zuzena da. Baina erabiltzailea kautotuta badago, zerbitzariak jakin beharko luke bere puntuazioa eta orduan, bezeroak ez dio adierazi egin beharko, ezta?</text:span></text:p></text:list-item><text:list-item><text:p text:style-name="P17"><text:span text:style-name="T4">Edo?</text:span></text:p></text:list-item></text:list></office:annotation><text:change-end text:change-id="ct236544752"/>. Modu honetan bere erabiltzaile izenarekin batera gordeko da ranking batean. Jokaldirik ez bada egon, EZ <text:soft-page-break/>mezua bidaliko da 7 errore kodearekin, erabiltzailea ez badago identifikatuta EZ mezua bidaliko da baita ere, kasu honetan 8 errore kodearekin.</text:p>
      <text:p text:style-name="P11"/>
      <text:p text:style-name="P11"/>
      <text:p text:style-name="P11">Puntuazio-listak eskatu:</text:p>
      <text:p text:style-name="P8"><text:span text:style-name="Default_20_Paragraph_20_Font"><text:span text:style-name="T1">Bezeroak RKNG komandoa bidaliko dio zerbitzariari, eta honek jokoaren </text:span></text:span><text:change-start text:change-id="ct245064880"/><text:span text:style-name="Default_20_Paragraph_20_Font"><text:span text:style-name="T1"><office:annotation office:name="__Fieldmark__4980_1111979975"><dc:creator>Unknown Author</dc:creator><dc:date>2016-10-01T14:15:30.925652093</dc:date><text:list text:continue-numbering="true" text:style-name=""><text:list-item><text:p text:style-name="P17"><text:span text:style-name="T4">H9, H11</text:span></text:p></text:list-item></text:list></office:annotation></text:span></text:span><text:change-end text:change-id="ct245064880"/><text:span text:style-name="Default_20_Paragraph_20_Font"><text:span text:style-name="T1">puntuazio-lista edo ranking nagusiak</text:span></text:span><text:change-start text:change-id="ct245266640"/><office:annotation-end office:name="__Fieldmark__4980_1111979975"/><text:change-end text:change-id="ct245266640"/><text:span text:style-name="Default_20_Paragraph_20_Font"><text:span text:style-name="T1"> bidaliko ditu, erantzun positiboarekin batera. Erroreren bat suertatuko balitz, EZ erantzungo da 9 errore kodearek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mily-generic="swis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s" fo:country="ES"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s" fo:country="ES"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Normal" style:next-style-name="Normal"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25in" fo:margin-bottom="0.0835in" style: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222in" fo:margin-bottom="0.0555in" style: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1945in" fo:margin-bottom="0.0555in" style: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1665in" fo:margin-bottom="0.0555in" style: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1665in" fo:margin-bottom="0.0555in" style: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in" fo:margin-bottom="0.0417in" style: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Normal" style:class="chapter">
      <style:paragraph-properties fo:margin-top="0in" fo:margin-bottom="0.222in" style:contextual-spacing="false" fo:keep-together="always" fo:hyphenation-ladder-count="no-limit" fo:keep-with-next="always"/>
      <style:text-properties fo:color="#666666" fo:font-size="15pt" style:font-size-asian="15pt" style:font-size-complex="1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Eneko †</meta:initial-creator>
    <meta:creation-date>2016-09-19T14:54:00Z</meta:creation-date>
    <dc:date>2016-10-01T14:15:46.554372905</dc:date>
    <meta:editing-cycles>20</meta:editing-cycles>
    <meta:editing-duration>PT21M55S</meta:editing-duration>
    <meta:document-statistic meta:table-count="2" meta:image-count="0" meta:object-count="0" meta:page-count="4" meta:paragraph-count="79" meta:word-count="1049" meta:character-count="7680" meta:non-whitespace-character-count="6728"/>
    <meta:template xlink:type="simple" xlink:actuate="onRequest" xlink:title="" xlink:href="Normal.dotm"/>
  </office:meta>
</office:document-meta>
</file>